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26">
            <text:p>26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9-02">
            <text:p>02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04">
            <text:p>0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style-name="ce5" table:formula="of:=SUM([.B2:.B75])" office:value-type="float" office:value="130.25">
            <text:p>130,2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4">04.09.2020</text:date>, <text:time>21:0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0M31S</meta:editing-duration>
    <meta:editing-cycles>46</meta:editing-cycles>
    <meta:generator>OpenOffice/4.1.7$Win32 OpenOffice.org_project/417m1$Build-9800</meta:generator>
    <dc:date>2020-09-04T21:08:49.43</dc:date>
    <dc:creator>Coco </dc:creator>
    <meta:document-statistic meta:table-count="3" meta:cell-count="147" meta:object-count="0"/>
    <meta:user-defined meta:name="Info 1"/>
    <meta:user-defined meta:name="Info 2"/>
    <meta:user-defined meta:name="Info 3"/>
    <meta:user-defined meta:name="Info 4"/>
  </office:meta>
</office:document-meta>
</file>